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cle Recovery Studies:</text:p>
      <text:p text:style-name="Standard"/>
      <text:p text:style-name="Standard">Schoenfeld, B. J., Pope, Z. K., Benik, F. M., Hester, G. M., Sellers, J., Nooner, J. L., ... &amp; Krieger, J. W. (2016). Longer interset rest periods enhance muscle strength and hypertrophy in resistance-trained men. Journal of Strength and Conditioning Research, 30(7), 1805-1812.</text:p>
      <text:p text:style-name="Standard"/>
      <text:p text:style-name="Standard">Micklewright, D., Papadopoulou, E., Swart, J., Noakes, T., &amp; Lambert, M. I. (2010). Previous experience influences pacing during 20 km time trial cycling. British Journal of Sports Medicine, 44(13), 952-960.</text:p>
      <text:p text:style-name="Standard"/>
      <text:p text:style-name="Standard">Thompson, K. G., &amp; Haljand, R. (2017). The effectiveness of compression garments and lower limb exercise on post-exercise blood pressure regulation in orthostatically intolerant athletes. European Journal of Applied Physiology, 117(4), 675-684.</text:p>
      <text:p text:style-name="Standard"/>
      <text:p text:style-name="Standard"/>
      <text:p text:style-name="P1">Mathematical Modeling in Exercise Science:</text:p>
      <text:p text:style-name="Standard"/>
      <text:p text:style-name="Standard">Winter, E. M., &amp; Maughan, R. J. (2011). Requirements for ethics approvals. Journal of Sports Sciences, 29(sup1), S59-S63.</text:p>
      <text:p text:style-name="Standard"/>
      <text:p text:style-name="Standard">Gormley, S. E., &amp; Swain, D. P. (2008). High RPEs with a low HR: a unique response to cycling. Medicine and Science in Sports and Exercise, 40(5), 1102-1107.</text:p>
      <text:p text:style-name="Standard"/>
      <text:p text:style-name="Standard">Hoshikawa, Y., Muramatsu, M., Iida, T., Uchiyama, A., Nakajima, Y., Kanehisa, H., &amp; Fukunaga, T. (2006). Non-uniform muscle hypertrophy: its relation to muscle activation in training session. Medicine and Science in Sports and Exercise, 38(9), 1585-1592.</text:p>
      <text:p text:style-name="Standard"/>
      <text:p text:style-name="Standard"/>
      <text:p text:style-name="P1">Muscle Recovery Modeling:</text:p>
      <text:p text:style-name="Standard"/>
      <text:p text:style-name="Standard">Banister, E. W., Calvert, T. W., Savage, M. V., &amp; Bach, T. (1975). A systems model of training for athletic performance. Australian Journal of Sports Medicine, 7(3), 57-61.</text:p>
      <text:p text:style-name="Standard"/>
      <text:p text:style-name="Standard">Hooper, D. R., Szivak, T. K., Comstock, B. A., Dunn-Lewis, C., Apicella, J. M., Kelly, N. A., ... &amp; Maresh, C. M. (2015). Effects of fatigue from resistance training on barbell back squat biomechanics. Journal of Strength and Conditioning Research, 29(4), 893-898.</text:p>
      <text:p text:style-name="Standard"/>
      <text:p text:style-name="Standard">Hoshikawa, Y., Iida, T., Muramatsu, M., Uchiyama, A., Nakajima, Y., Kanehisa, H., &amp; Fukunaga, T. (2007). Relationship between muscle hypertrophy and muscle strength gains with high-intensity resistance training. Journal of Strength and Conditioning Research, 21(2), 543-54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03:27.253898213</meta:creation-date>
    <dc:date>2024-02-06T11:04:42.655087705</dc:date>
    <meta:editing-duration>PT1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04" meta:character-count="2061" meta:non-whitespace-character-count="1769"/>
  </office:meta>
</office:document-meta>
</file>